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ision" style:family="table">
      <style:table-properties style:width="7.25cm" table:align="left" style:writing-mode="lr-tb"/>
    </style:style>
    <style:style style:name="tabDecision.A" style:family="table-column">
      <style:table-column-properties style:column-width="2.249cm"/>
    </style:style>
    <style:style style:name="tabDecision.B" style:family="table-column">
      <style:table-column-properties style:column-width="5.001cm"/>
    </style:style>
    <style:style style:name="tabDecision.1" style:family="table-row">
      <style:table-row-properties style:keep-together="true" fo:keep-together="auto"/>
    </style:style>
    <style:style style:name="tabDecision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Decision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name-asian="Courier New1" style:font-size-asian="9pt" style:font-name-complex="Courier New1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P3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color="#000000" style:font-name="Arial" fo:font-size="11pt" fo:language="fr" fo:country="F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color="#000000" style:font-name="Arial" fo:font-size="11pt" fo:language="fr" fo:country="FR" fo:font-style="normal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P5" style:family="paragraph" style:parent-style-name="NormalSolidaire">
      <style:paragraph-properties fo:margin-top="0cm" fo:margin-bottom="0.049cm" fo:line-height="100%" fo:text-align="justify" style:justify-single-word="false" fo:keep-with-next="always"/>
      <style:text-properties fo:color="#000000"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top="0cm" fo:margin-bottom="0.049cm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7" style:family="paragraph" style:parent-style-name="NormalSolidaire" style:master-page-name="">
      <style:paragraph-properties fo:margin-top="0cm" fo:margin-bottom="0.049cm" fo:line-height="100%" fo:text-align="justify" style:justify-single-word="false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 style:snap-to-layout-gri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top="0cm" fo:margin-bottom="0.101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NormalSolidaire" style:master-page-name="">
      <style:paragraph-properties fo:text-align="justify" style:justify-single-word="false" style:page-number="auto" fo:keep-with-next="always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14" style:family="paragraph" style:parent-style-name="NormalSolidaire" style:master-page-name="">
      <style:paragraph-properties fo:text-align="justify" style:justify-single-word="false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15" style:family="paragraph" style:parent-style-name="NormalSolidaire" style:master-page-name="">
      <style:paragraph-properties fo:keep-together="auto" style:page-number="auto" fo:keep-with-next="auto"/>
      <style:text-properties fo:color="#000000" style:font-name="Arial" fo:font-size="11pt" fo:font-weight="normal" style:font-size-asian="11pt" style:font-weight-asian="normal" style:font-name-complex="Arial" style:font-size-complex="11pt" style:font-weight-complex="bold"/>
    </style:style>
    <style:style style:name="P16" style:family="paragraph" style:parent-style-name="Salutation_20__28_user_29_" style:master-page-name="">
      <style:paragraph-properties fo:margin-top="0cm" fo:margin-bottom="0cm" fo:text-align="justify" style:justify-single-word="false" style:page-number="auto" fo:background-color="transparent" fo:keep-with-next="always">
        <style:background-image/>
      </style:paragraph-properties>
      <style:text-properties fo:color="#000000" style:font-name="Arial" fo:font-size="11pt" style:font-size-asian="11pt" style:font-name-complex="Arial" style:font-size-complex="11pt"/>
    </style:style>
    <style:style style:name="P17" style:family="paragraph" style:parent-style-name="Salutation_20__28_user_29_" style:master-page-name="">
      <style:paragraph-properties fo:margin-top="0cm" fo:margin-bottom="0cm" fo:text-align="justify" style:justify-single-word="false" fo:keep-together="always" style:page-number="auto" fo:background-color="transparent" fo:keep-with-next="always">
        <style:background-image/>
      </style:paragraph-properties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Standard" style:master-page-name="First_20_Page">
      <style:paragraph-properties fo:text-align="start" style:justify-single-word="false" style:page-number="auto">
        <style:tab-stops>
          <style:tab-stop style:position="11.21cm"/>
        </style:tab-stops>
      </style:paragraph-properties>
      <style:text-properties fo:color="#000000" style:font-name="Arial" fo:font-size="11pt" fo:language="fr" fo:country="FR" style:font-size-asian="11pt" style:font-name-complex="Arial" style:font-size-complex="11pt"/>
    </style:style>
    <style:style style:name="P19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Arial" fo:font-size="11pt" fo:language="fr" fo:country="FR" fo:font-style="normal" fo:font-weight="normal" style:font-name-asian="Courier New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name-asian="Courier New1" style:font-weight-asian="normal" style:font-name-complex="Courier New1"/>
    </style:style>
    <style:style style:name="T6" style:family="text">
      <style:text-properties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%#include </text:span><text:span text:style-name="T3">enTetesDecisionRFM</text:span><text:span text:style-name="T2">#%</text:span></text:p>
      <text:p text:style-name="P9">%=AYANT_DROIT=%</text:p>
      <text:p text:style-name="P8"/>
      <text:p text:style-name="P8"/>
      <text:p text:style-name="P12">%=DATE_DECISION=%</text:p>
      <table:table table:name="tabDecision" table:style-name="tabDecision">
        <table:table-column table:style-name="tabDecision.A"/>
        <table:table-column table:style-name="tabDecision.B"/>
        <table:table-row table:style-name="tabDecision.1">
          <table:table-cell table:style-name="tabDecision.A1" office:value-type="string">
            <text:p text:style-name="P10">%=ANNEE=%</text:p>
          </table:table-cell>
          <table:table-cell table:style-name="tabDecision.B1" office:value-type="string">
            <text:p text:style-name="P10">%=NUMERO_DECISION=%</text:p>
          </table:table-cell>
        </table:table-row>
        <table:table-row table:style-name="tabDecision.1">
          <table:table-cell table:style-name="tabDecision.A1" office:value-type="string">
            <text:p text:style-name="P10">%{ligne}%%=VAR_ANNEE=%</text:p>
          </table:table-cell>
          <table:table-cell table:style-name="tabDecision.B1" office:value-type="string">
            <text:p text:style-name="P10">%=VAR_NUMERO_DECISION=%</text:p>
          </table:table-cell>
        </table:table-row>
      </table:table>
      <text:p text:style-name="P8"/>
      <text:p text:style-name="P8"/>
      <text:p text:style-name="P11">%=TITRE=%</text:p>
      <text:p text:style-name="P8"/>
      <text:p text:style-name="P9">%=PARAGRAPHE1=%</text:p>
      <text:p text:style-name="P9"/>
      <text:p text:style-name="P9">%=PARAGRAPHE2=%</text:p>
      <text:p text:style-name="P8"/>
      <text:p text:style-name="P5">%=<text:span text:style-name="T1">remLineWhenBlank(</text:span>TITRE_REMARQUE,1)=%</text:p>
      <text:p text:style-name="P6">%=<text:span text:style-name="T1">remLineWhenBlank(</text:span>REMARQUE,0)=%</text:p>
      <text:p text:style-name="P6">%=<text:span text:style-name="T1">remLineWhenBlank(</text:span>REMARQUE_DEPOT,0)=%</text:p>
      <text:p text:style-name="P9">%=<text:span text:style-name="T1">remLineWhenBlank(</text:span>REMARQUE_RETOUR_BV,0)=%</text:p>
      <text:p text:style-name="P15"/>
      <text:p text:style-name="P7">%=<text:span text:style-name="T1">remLineWhenBlank(</text:span>TITRE_MOYEN_DROIT,-1)=%</text:p>
      <text:p text:style-name="P14"><text:span text:style-name="T4">%=</text:span><text:span text:style-name="T5">remLineWhenBlank(</text:span><text:span text:style-name="T4">MOYEN_DROIT,1)=%</text:span></text:p>
      <text:p text:style-name="P13"/>
      <text:p text:style-name="P17">%=SALUTATIONS=%</text:p>
      <text:p text:style-name="P16"/>
      <text:p text:style-name="P3">%#include signatureRFM#%</text:p>
      <text:p text:style-name="P4">%=pushToEnd()=%<text:span text:style-name="T6">%#include tabAnnexesEtCopiesRFM#%</text:span></text:p>
      <text:p text:style-name="P19">%#include tabDecompteDecisionPonctue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="100%" fo:margin-left="0cm" fo:margin-right="0cm" fo:margin-top="0cm" fo:margin-bottom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name-asian="Courier New1" style:font-size-asian="9pt" style:font-name-complex="Courier New1" style:font-size-complex="9pt"/>
    </style:style>
    <style:style style:name="M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1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5cm" fo:margin-bottom="2.2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%=PAGE=% %=docPageCountPlus(COUNT_ADD)=% %=FIN_PAGE=%</text:p>
      </style:footer>
    </style:master-page>
    <style:master-page style:name="First_20_Page" style:display-name="First Page" style:page-layout-name="Mpm2" style:next-style-name="Standard">
      <style:footer>
        <text:p text:style-name="MP2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1-03T09:38:20.76</dc:date>
    <meta:editing-cycles>225</meta:editing-cycles>
    <meta:editing-duration>PT21H51M7S</meta:editing-duration>
    <meta:document-statistic meta:table-count="1" meta:image-count="0" meta:object-count="0" meta:page-count="2" meta:paragraph-count="22" meta:word-count="30" meta:character-count="635"/>
    <meta:user-defined meta:name="Info 1"/>
    <meta:user-defined meta:name="Info 2"/>
    <meta:user-defined meta:name="Info 3"/>
    <meta:user-defined meta:name="Info 4"/>
  </office:meta>
</office:document-meta>
</file>